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5000001681D5151E00B48EDC9.jpg" manifest:media-type="image/jpeg"/>
  <manifest:file-entry manifest:full-path="Pictures/100000000000038D000003F53CD222A782874FF1.jpg" manifest:media-type="image/jpeg"/>
  <manifest:file-entry manifest:full-path="Pictures/10000000000002BC000001A2E679ADB213AF163E.jpg" manifest:media-type="image/jpeg"/>
  <manifest:file-entry manifest:full-path="Pictures/10000000000006400000045CA81382B09150DCCC.jpg" manifest:media-type="image/jpeg"/>
  <manifest:file-entry manifest:full-path="Pictures/10000001000001DF0000017973C1C4E766DD03B5.png" manifest:media-type="image/png"/>
  <manifest:file-entry manifest:full-path="Pictures/100000010000048E000002941C2D2EE7535CC542.png" manifest:media-type="image/png"/>
  <manifest:file-entry manifest:full-path="Pictures/100000000000040000000320AD3EBDAD0211CD6C.jpg" manifest:media-type="image/jpeg"/>
  <manifest:file-entry manifest:full-path="Pictures/1000000000000500000002D02E598699EA256B75.jpg" manifest:media-type="image/jpeg"/>
  <manifest:file-entry manifest:full-path="Pictures/10000000000003D20000039948778B7BD952E647.jpg" manifest:media-type="image/jpeg"/>
  <manifest:file-entry manifest:full-path="Pictures/1000000000000400000003E3BFF20AF80B7AEC41.jpg" manifest:media-type="image/jpeg"/>
  <manifest:file-entry manifest:full-path="Pictures/10000000000005D9000003E87F0CEF7D7C302FD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36cm, 0cm, 2.49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13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3" text:anchor-type="char" svg:x="1.221cm" svg:y="-0.252cm" svg:width="16cm" svg:height="10.687cm" draw:z-index="2"><draw:image xlink:href="Pictures/10000000000005D9000003E87F0CEF7D7C302FD5.jpg" xlink:type="simple" xlink:show="embed" xlink:actuate="onLoad" draw:mime-type="image/jpeg"/></draw:frame></text:p>
      <text:p text:style-name="Standard"><draw:frame draw:style-name="fr1" draw:name="Image4" text:anchor-type="char" svg:x="1.75cm" svg:y="0.266cm" svg:width="14.226cm" svg:height="13.397cm" draw:z-index="3"><draw:image xlink:href="Pictures/10000000000003D20000039948778B7BD952E647.jpg" xlink:type="simple" xlink:show="embed" xlink:actuate="onLoad" draw:mime-type="image/jpeg"/></draw:frame></text:p>
      <text:p text:style-name="Standard"/>
      <text:p text:style-name="Standard"><draw:frame draw:style-name="fr1" draw:name="Image1" text:anchor-type="char" svg:x="-2.028cm" svg:y="-1.947cm" svg:width="10.241cm" svg:height="8.001cm" draw:z-index="0"><draw:image xlink:href="Pictures/100000000000040000000320AD3EBDAD0211CD6C.jpg" xlink:type="simple" xlink:show="embed" xlink:actuate="onLoad" draw:mime-type="image/jpeg"/></draw:frame><draw:frame draw:style-name="fr1" draw:name="Image2" text:anchor-type="char" svg:x="9.474cm" svg:y="-1.729cm" svg:width="9.252cm" svg:height="7.281cm" draw:z-index="1"><draw:image xlink:href="Pictures/10000001000001DF0000017973C1C4E766DD03B5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5" text:anchor-type="char" svg:x="-2.028cm" svg:y="0.473cm" svg:width="10.537cm" svg:height="10.606cm" draw:z-index="4"><draw:image xlink:href="Pictures/10000000000006400000045CA81382B09150DCCC.jpg" xlink:type="simple" xlink:show="embed" xlink:actuate="onLoad" draw:mime-type="image/jpeg"/></draw:frame></text:p>
      <text:p text:style-name="Standard"><draw:frame draw:style-name="fr1" draw:name="Image6" text:anchor-type="char" svg:x="8.703cm" svg:y="0.236cm" svg:width="10.296cm" svg:height="10.003cm" draw:z-index="5"><draw:image xlink:href="Pictures/1000000000000400000003E3BFF20AF80B7AEC41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x="0.471cm" svg:y="0.612cm" svg:width="15.75cm" svg:height="9.405cm" draw:z-index="6"><draw:image xlink:href="Pictures/10000000000002BC000001A2E679ADB213AF163E.jpg" xlink:type="simple" xlink:show="embed" xlink:actuate="onLoad" draw:mime-type="image/jpeg"/></draw:frame></text:p>
      <text:p text:style-name="Standard"><draw:frame draw:style-name="fr1" draw:name="Image8" text:anchor-type="char" svg:x="0.972cm" svg:y="-1.457cm" svg:width="15.224cm" svg:height="8.564cm" draw:z-index="7"><draw:image xlink:href="Pictures/1000000000000500000002D02E598699EA256B75.jpg" xlink:type="simple" xlink:show="embed" xlink:actuate="onLoad" draw:mime-type="image/jpeg"/></draw:frame><text:soft-page-break/></text:p>
      <text:p text:style-name="Standard"><draw:frame draw:style-name="fr2" draw:name="Image9" text:anchor-type="char" svg:x="0.224cm" svg:y="0.75cm" svg:width="16.251cm" svg:height="7.5cm" draw:z-index="8"><draw:image xlink:href="Pictures/100000010000048E000002941C2D2EE7535CC542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10" text:anchor-type="char" svg:x="-2.028cm" svg:y="0.153cm" svg:width="9.312cm" svg:height="10.377cm" draw:z-index="9"><draw:image xlink:href="Pictures/100000000000038D000003F53CD222A782874FF1.jpg" xlink:type="simple" xlink:show="embed" xlink:actuate="onLoad" draw:mime-type="image/jpeg"/></draw:frame></text:p>
      <text:p text:style-name="Standard"><draw:frame draw:style-name="fr1" draw:name="Image11" text:anchor-type="char" svg:x="7.973cm" svg:y="0.035cm" svg:width="11.003cm" svg:height="9.259cm" draw:z-index="10"><draw:image xlink:href="Pictures/10000000000001C5000001681D5151E00B48EDC9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22:43:10.897383340</meta:creation-date>
    <meta:print-date>2024-09-24T22:55:44.581407535</meta:print-date>
    <dc:date>2024-09-24T22:59:28.560163421</dc:date>
    <meta:editing-duration>PT4M16S</meta:editing-duration>
    <meta:editing-cycles>1</meta:editing-cycles>
    <meta:document-statistic meta:table-count="0" meta:image-count="11" meta:object-count="0" meta:page-count="3" meta:paragraph-count="0" meta:word-count="0" meta:character-count="0" meta:non-whitespace-character-count="0"/>
    <meta:generator>LibreOffice/7.3.7.2$Linux_X86_64 LibreOffice_project/30$Build-2</meta:generator>
  </office:meta>
</office:document-meta>
</file>